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wards" table:style-name="ta1">
        <table:shapes>
          <draw:frame draw:z-index="0" draw:style-name="gr1" draw:text-style-name="P1" svg:width="6.1898in" svg:height="6.4004in" svg:x="0.6831in" svg:y="2.2689in">
            <draw:object draw:notify-on-update-of-ranges="Rewards.A3:Rewards.A9 Rewards.B2:Rewards.B2 Rewards.B3:Rewards.B9 Rewards.D2:Rewards.D2 Rewards.D3:Rewards.D9 Rewards.F2:Rewards.F2 Rewards.F3:Rewards.F9 Rewards.H2:Rewards.H2 Rewards.H3:Rewards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ce2"/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95% conf.</text:p>
          </table:table-cell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95% conf.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95% conf.</text:p>
          </table:table-cell>
          <table:table-cell table:style-name="ce1" office:value-type="string" calcext:value-type="string">
            <text:p>QDT</text:p>
          </table:table-cell>
          <table:table-cell table:style-name="ce1" office:value-type="string" calcext:value-type="string">
            <text:p>95% conf.</text:p>
          </table:table-cell>
        </table:table-row>
        <table:table-row table:style-name="ro1">
          <table:table-cell office:value-type="string" calcext:value-type="string">
            <text:p>10^-1</text:p>
          </table:table-cell>
          <table:table-cell office:value-type="float" office:value="42776.87" calcext:value-type="float">
            <text:p>42776.87</text:p>
          </table:table-cell>
          <table:table-cell office:value-type="float" office:value="562.58" calcext:value-type="float">
            <text:p>562.58</text:p>
          </table:table-cell>
          <table:table-cell office:value-type="float" office:value="43177.93" calcext:value-type="float">
            <text:p>43177.93</text:p>
          </table:table-cell>
          <table:table-cell office:value-type="float" office:value="525.17" calcext:value-type="float">
            <text:p>525.17</text:p>
          </table:table-cell>
          <table:table-cell office:value-type="float" office:value="43596.28" calcext:value-type="float">
            <text:p>43596.28</text:p>
          </table:table-cell>
          <table:table-cell office:value-type="float" office:value="533.69" calcext:value-type="float">
            <text:p>533.69</text:p>
          </table:table-cell>
          <table:table-cell office:value-type="float" office:value="32953.15" calcext:value-type="float">
            <text:p>32953.15</text:p>
          </table:table-cell>
          <table:table-cell office:value-type="float" office:value="793.39" calcext:value-type="float">
            <text:p>793.39</text:p>
          </table:table-cell>
        </table:table-row>
        <table:table-row table:style-name="ro1">
          <table:table-cell office:value-type="string" calcext:value-type="string">
            <text:p>10^-2</text:p>
          </table:table-cell>
          <table:table-cell office:value-type="float" office:value="47174.59" calcext:value-type="float">
            <text:p>47174.59</text:p>
          </table:table-cell>
          <table:table-cell office:value-type="float" office:value="413.1" calcext:value-type="float">
            <text:p>413.10</text:p>
          </table:table-cell>
          <table:table-cell office:value-type="float" office:value="47624.88" calcext:value-type="float">
            <text:p>47624.88</text:p>
          </table:table-cell>
          <table:table-cell office:value-type="float" office:value="297.19" calcext:value-type="float">
            <text:p>297.19</text:p>
          </table:table-cell>
          <table:table-cell office:value-type="float" office:value="47644.06" calcext:value-type="float">
            <text:p>47644.06</text:p>
          </table:table-cell>
          <table:table-cell office:value-type="float" office:value="310.28" calcext:value-type="float">
            <text:p>310.28</text:p>
          </table:table-cell>
          <table:table-cell office:value-type="float" office:value="34415.85" calcext:value-type="float">
            <text:p>34415.85</text:p>
          </table:table-cell>
          <table:table-cell office:value-type="float" office:value="768" calcext:value-type="float">
            <text:p>768.00</text:p>
          </table:table-cell>
        </table:table-row>
        <table:table-row table:style-name="ro1">
          <table:table-cell office:value-type="string" calcext:value-type="string">
            <text:p>10^-3</text:p>
          </table:table-cell>
          <table:table-cell office:value-type="float" office:value="48217.02" calcext:value-type="float">
            <text:p>48217.02</text:p>
          </table:table-cell>
          <table:table-cell office:value-type="float" office:value="343.5" calcext:value-type="float">
            <text:p>343.50</text:p>
          </table:table-cell>
          <table:table-cell office:value-type="float" office:value="48680.05" calcext:value-type="float">
            <text:p>48680.05</text:p>
          </table:table-cell>
          <table:table-cell office:value-type="float" office:value="204.09" calcext:value-type="float">
            <text:p>204.09</text:p>
          </table:table-cell>
          <table:table-cell office:value-type="float" office:value="48663.91" calcext:value-type="float">
            <text:p>48663.91</text:p>
          </table:table-cell>
          <table:table-cell office:value-type="float" office:value="211.84" calcext:value-type="float">
            <text:p>211.84</text:p>
          </table:table-cell>
          <table:table-cell office:value-type="float" office:value="35677.83" calcext:value-type="float">
            <text:p>35677.83</text:p>
          </table:table-cell>
          <table:table-cell office:value-type="float" office:value="781.75" calcext:value-type="float">
            <text:p>781.75</text:p>
          </table:table-cell>
        </table:table-row>
        <table:table-row table:style-name="ro1">
          <table:table-cell office:value-type="string" calcext:value-type="string">
            <text:p>10^-4</text:p>
          </table:table-cell>
          <table:table-cell office:value-type="float" office:value="47718.99" calcext:value-type="float">
            <text:p>47718.99</text:p>
          </table:table-cell>
          <table:table-cell office:value-type="float" office:value="361.7" calcext:value-type="float">
            <text:p>361.70</text:p>
          </table:table-cell>
          <table:table-cell office:value-type="float" office:value="47926.46" calcext:value-type="float">
            <text:p>47926.46</text:p>
          </table:table-cell>
          <table:table-cell office:value-type="float" office:value="232.32" calcext:value-type="float">
            <text:p>232.32</text:p>
          </table:table-cell>
          <table:table-cell office:value-type="float" office:value="48108.08" calcext:value-type="float">
            <text:p>48108.08</text:p>
          </table:table-cell>
          <table:table-cell office:value-type="float" office:value="234.53" calcext:value-type="float">
            <text:p>234.53</text:p>
          </table:table-cell>
          <table:table-cell office:value-type="float" office:value="35730.12" calcext:value-type="float">
            <text:p>35730.12</text:p>
          </table:table-cell>
          <table:table-cell office:value-type="float" office:value="755.89" calcext:value-type="float">
            <text:p>755.89</text:p>
          </table:table-cell>
        </table:table-row>
        <table:table-row table:style-name="ro1">
          <table:table-cell office:value-type="string" calcext:value-type="string">
            <text:p>10^-5</text:p>
          </table:table-cell>
          <table:table-cell office:value-type="float" office:value="47258.49" calcext:value-type="float">
            <text:p>47258.49</text:p>
          </table:table-cell>
          <table:table-cell office:value-type="float" office:value="318.65" calcext:value-type="float">
            <text:p>318.65</text:p>
          </table:table-cell>
          <table:table-cell office:value-type="float" office:value="47128.31" calcext:value-type="float">
            <text:p>47128.31</text:p>
          </table:table-cell>
          <table:table-cell office:value-type="float" office:value="241.33" calcext:value-type="float">
            <text:p>241.33</text:p>
          </table:table-cell>
          <table:table-cell office:value-type="float" office:value="47320.21" calcext:value-type="float">
            <text:p>47320.21</text:p>
          </table:table-cell>
          <table:table-cell office:value-type="float" office:value="252.46" calcext:value-type="float">
            <text:p>252.46</text:p>
          </table:table-cell>
          <table:table-cell office:value-type="float" office:value="34752.75" calcext:value-type="float">
            <text:p>34752.75</text:p>
          </table:table-cell>
          <table:table-cell office:value-type="float" office:value="923.03" calcext:value-type="float">
            <text:p>923.03</text:p>
          </table:table-cell>
        </table:table-row>
        <table:table-row table:style-name="ro1">
          <table:table-cell office:value-type="string" calcext:value-type="string">
            <text:p>10^-6</text:p>
          </table:table-cell>
          <table:table-cell office:value-type="float" office:value="46656.19" calcext:value-type="float">
            <text:p>46656.19</text:p>
          </table:table-cell>
          <table:table-cell office:value-type="float" office:value="355.34" calcext:value-type="float">
            <text:p>355.34</text:p>
          </table:table-cell>
          <table:table-cell office:value-type="float" office:value="46259.54" calcext:value-type="float">
            <text:p>46259.54</text:p>
          </table:table-cell>
          <table:table-cell office:value-type="float" office:value="287.76" calcext:value-type="float">
            <text:p>287.76</text:p>
          </table:table-cell>
          <table:table-cell office:value-type="float" office:value="46452.21" calcext:value-type="float">
            <text:p>46452.21</text:p>
          </table:table-cell>
          <table:table-cell office:value-type="float" office:value="280.85" calcext:value-type="float">
            <text:p>280.85</text:p>
          </table:table-cell>
          <table:table-cell office:value-type="float" office:value="34193.14" calcext:value-type="float">
            <text:p>34193.14</text:p>
          </table:table-cell>
          <table:table-cell office:value-type="float" office:value="981" calcext:value-type="float">
            <text:p>981.00</text:p>
          </table:table-cell>
        </table:table-row>
        <table:table-row table:style-name="ro1">
          <table:table-cell office:value-type="string" calcext:value-type="string">
            <text:p>10^-7</text:p>
          </table:table-cell>
          <table:table-cell office:value-type="float" office:value="46304.48" calcext:value-type="float">
            <text:p>46304.48</text:p>
          </table:table-cell>
          <table:table-cell office:value-type="float" office:value="346.61" calcext:value-type="float">
            <text:p>346.61</text:p>
          </table:table-cell>
          <table:table-cell office:value-type="float" office:value="45643.86" calcext:value-type="float">
            <text:p>45643.86</text:p>
          </table:table-cell>
          <table:table-cell office:value-type="float" office:value="307.71" calcext:value-type="float">
            <text:p>307.71</text:p>
          </table:table-cell>
          <table:table-cell office:value-type="float" office:value="45799.54" calcext:value-type="float">
            <text:p>45799.54</text:p>
          </table:table-cell>
          <table:table-cell office:value-type="float" office:value="273.71" calcext:value-type="float">
            <text:p>273.71</text:p>
          </table:table-cell>
          <table:table-cell office:value-type="float" office:value="32001.79" calcext:value-type="float">
            <text:p>32001.79</text:p>
          </table:table-cell>
          <table:table-cell office:value-type="float" office:value="1081.98" calcext:value-type="float">
            <text:p>1081.98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office:value-type="string" calcext:value-type="string">
            <text:p>MDP big</text:p>
          </table:table-cell>
          <table:table-cell table:style-name="ce1" office:value-type="float" office:value="42566.67" calcext:value-type="float">
            <text:p>42566.67</text:p>
          </table:table-cell>
          <table:table-cell table:style-name="ce1" office:value-type="float" office:value="327.47" calcext:value-type="float">
            <text:p>327.47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MDP small</text:p>
          </table:table-cell>
          <table:table-cell table:style-name="ce1" office:value-type="float" office:value="44539.9" calcext:value-type="float">
            <text:p>44539.9</text:p>
          </table:table-cell>
          <table:table-cell table:style-name="ce1" office:value-type="float" office:value="291.93" calcext:value-type="float">
            <text:p>291.93</text:p>
          </table:table-cell>
          <table:table-cell table:style-name="Default" table:number-columns-repeated="6"/>
        </table:table-row>
      </table:table>
      <table:table table:name="Splits" table:style-name="ta1">
        <table:shapes>
          <draw:frame draw:z-index="0" draw:style-name="gr1" draw:text-style-name="P1" svg:width="7.9709in" svg:height="4.3945in" svg:x="0.5055in" svg:y="6.8575in">
            <draw:object draw:notify-on-update-of-ranges="Splits.A4:Splits.A10 Splits.B2:Splits.B2 Splits.D4:Splits.D10 Splits.E2:Splits.E2 Splits.G4:Splits.G10 Splits.H2:Splits.H2 Splits.J4:Splits.J10 Splits.K2:Splits.K2 Splits.M4:Splits.M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.0476in" svg:height="4.3736in" svg:x="0.6402in" svg:y="11.7028in">
            <draw:object draw:notify-on-update-of-ranges="Splits.A4:Splits.A10 Splits.B2:Splits.B2 Splits.C4:Splits.C10 Splits.E2:Splits.E2 Splits.F4:Splits.F10 Splits.H2:Splits.H2 Splits.I4:Splits.I10 Splits.K2:Splits.K2 Splits.L4:Splits.L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7.9709in" svg:height="4.3945in" svg:x="0.7047in" svg:y="1.9449in">
            <draw:object draw:notify-on-update-of-ranges="Splits.A4:Splits.A10 Splits.B2:Splits.B2 Splits.B4:Splits.B10 Splits.E2:Splits.E2 Splits.E4:Splits.E10 Splits.H2:Splits.H2 Splits.H4:Splits.H10 Splits.K2:Splits.K2 Splits.K4:Splits.K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Mid</text:p>
          </table:table-cell>
          <table:table-cell/>
          <table:table-cell table:style-name="Default"/>
          <table:table-cell office:value-type="string" calcext:value-type="string">
            <text:p>Any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/>
          <table:table-cell table:style-name="Default"/>
          <table:table-cell office:value-type="string" calcext:value-type="string">
            <text:p>QDT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office:value-type="string" calcext:value-type="string">
            <text:p>Total Splits</text:p>
          </table:table-cell>
          <table:table-cell office:value-type="string" calcext:value-type="string">
            <text:p>Wanted</text:p>
          </table:table-cell>
          <table:table-cell table:style-name="Default" office:value-type="string" calcext:value-type="string">
            <text:p>% Wan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1</text:p>
          </table:table-cell>
          <table:table-cell office:value-type="float" office:value="544.55" calcext:value-type="float">
            <text:p>544.55</text:p>
          </table:table-cell>
          <table:table-cell office:value-type="float" office:value="402.79" calcext:value-type="float">
            <text:p>402.79</text:p>
          </table:table-cell>
          <table:table-cell table:formula="of:=[.C4]/[.B4]" office:value-type="percentage" office:value="0.739674960976954" calcext:value-type="percentage">
            <text:p>73.97%</text:p>
          </table:table-cell>
          <table:table-cell office:value-type="float" office:value="605.26" calcext:value-type="float">
            <text:p>605.26</text:p>
          </table:table-cell>
          <table:table-cell office:value-type="float" office:value="419.85" calcext:value-type="float">
            <text:p>419.85</text:p>
          </table:table-cell>
          <table:table-cell table:formula="of:=[.F4]/[.E4]" office:value-type="percentage" office:value="0.69366883653306" calcext:value-type="percentage">
            <text:p>69.37%</text:p>
          </table:table-cell>
          <table:table-cell office:value-type="float" office:value="607.02" calcext:value-type="float">
            <text:p>607.02</text:p>
          </table:table-cell>
          <table:table-cell office:value-type="float" office:value="421.07" calcext:value-type="float">
            <text:p>421.07</text:p>
          </table:table-cell>
          <table:table-cell table:formula="of:=[.I4]/[.H4]" office:value-type="percentage" office:value="0.693667424467069" calcext:value-type="percentage">
            <text:p>69.37%</text:p>
          </table:table-cell>
          <table:table-cell office:value-type="float" office:value="219.89" calcext:value-type="float">
            <text:p>219.89</text:p>
          </table:table-cell>
          <table:table-cell office:value-type="float" office:value="153.11" calcext:value-type="float">
            <text:p>153.11</text:p>
          </table:table-cell>
          <table:table-cell table:formula="of:=[.L4]/[.K4]" office:value-type="percentage" office:value="0.696302696802947" calcext:value-type="percentage">
            <text:p>69.63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2</text:p>
          </table:table-cell>
          <table:table-cell office:value-type="float" office:value="426.99" calcext:value-type="float">
            <text:p>426.99</text:p>
          </table:table-cell>
          <table:table-cell office:value-type="float" office:value="365.25" calcext:value-type="float">
            <text:p>365.25</text:p>
          </table:table-cell>
          <table:table-cell table:formula="of:=[.C5]/[.B5]" office:value-type="percentage" office:value="0.855406449799761" calcext:value-type="percentage">
            <text:p>85.54%</text:p>
          </table:table-cell>
          <table:table-cell office:value-type="float" office:value="460.69" calcext:value-type="float">
            <text:p>460.69</text:p>
          </table:table-cell>
          <table:table-cell office:value-type="float" office:value="384.85" calcext:value-type="float">
            <text:p>384.85</text:p>
          </table:table-cell>
          <table:table-cell table:formula="of:=[.F5]/[.E5]" office:value-type="percentage" office:value="0.835377368729514" calcext:value-type="percentage">
            <text:p>83.54%</text:p>
          </table:table-cell>
          <table:table-cell office:value-type="float" office:value="459.13" calcext:value-type="float">
            <text:p>459.13</text:p>
          </table:table-cell>
          <table:table-cell office:value-type="float" office:value="381.85" calcext:value-type="float">
            <text:p>381.85</text:p>
          </table:table-cell>
          <table:table-cell table:formula="of:=[.I5]/[.H5]" office:value-type="percentage" office:value="0.83168165878945" calcext:value-type="percentage">
            <text:p>83.17%</text:p>
          </table:table-cell>
          <table:table-cell office:value-type="float" office:value="162.93" calcext:value-type="float">
            <text:p>162.93</text:p>
          </table:table-cell>
          <table:table-cell office:value-type="float" office:value="132.81" calcext:value-type="float">
            <text:p>132.81</text:p>
          </table:table-cell>
          <table:table-cell table:formula="of:=[.L5]/[.K5]" office:value-type="percentage" office:value="0.815135334192598" calcext:value-type="percentage">
            <text:p>81.51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3</text:p>
          </table:table-cell>
          <table:table-cell office:value-type="float" office:value="307.86" calcext:value-type="float">
            <text:p>307.86</text:p>
          </table:table-cell>
          <table:table-cell office:value-type="float" office:value="288.69" calcext:value-type="float">
            <text:p>288.69</text:p>
          </table:table-cell>
          <table:table-cell table:formula="of:=[.C6]/[.B6]" office:value-type="percentage" office:value="0.93773143636718" calcext:value-type="percentage">
            <text:p>93.77%</text:p>
          </table:table-cell>
          <table:table-cell office:value-type="float" office:value="331.9" calcext:value-type="float">
            <text:p>331.9</text:p>
          </table:table-cell>
          <table:table-cell office:value-type="float" office:value="309.95" calcext:value-type="float">
            <text:p>309.95</text:p>
          </table:table-cell>
          <table:table-cell table:formula="of:=[.F6]/[.E6]" office:value-type="percentage" office:value="0.933865622175354" calcext:value-type="percentage">
            <text:p>93.39%</text:p>
          </table:table-cell>
          <table:table-cell office:value-type="float" office:value="332.54" calcext:value-type="float">
            <text:p>332.54</text:p>
          </table:table-cell>
          <table:table-cell office:value-type="float" office:value="311.06" calcext:value-type="float">
            <text:p>311.06</text:p>
          </table:table-cell>
          <table:table-cell table:formula="of:=[.I6]/[.H6]" office:value-type="percentage" office:value="0.935406266915258" calcext:value-type="percentage">
            <text:p>93.54%</text:p>
          </table:table-cell>
          <table:table-cell office:value-type="float" office:value="114.49" calcext:value-type="float">
            <text:p>114.49</text:p>
          </table:table-cell>
          <table:table-cell office:value-type="float" office:value="104.82" calcext:value-type="float">
            <text:p>104.82</text:p>
          </table:table-cell>
          <table:table-cell table:formula="of:=[.L6]/[.K6]" office:value-type="percentage" office:value="0.91553847497598" calcext:value-type="percentage">
            <text:p>91.55%</text:p>
          </table:table-cell>
          <table:table-cell table:number-columns-repeated="6"/>
          <table:table-cell table:style-name="ce3" table:number-columns-repeated="4"/>
        </table:table-row>
        <table:table-row table:style-name="ro1">
          <table:table-cell office:value-type="string" calcext:value-type="string">
            <text:p>10^-4</text:p>
          </table:table-cell>
          <table:table-cell office:value-type="float" office:value="227.12" calcext:value-type="float">
            <text:p>227.12</text:p>
          </table:table-cell>
          <table:table-cell office:value-type="float" office:value="221.49" calcext:value-type="float">
            <text:p>221.49</text:p>
          </table:table-cell>
          <table:table-cell table:formula="of:=[.C7]/[.B7]" office:value-type="percentage" office:value="0.975211342021839" calcext:value-type="percentage">
            <text:p>97.52%</text:p>
          </table:table-cell>
          <table:table-cell office:value-type="float" office:value="254.45" calcext:value-type="float">
            <text:p>254.45</text:p>
          </table:table-cell>
          <table:table-cell office:value-type="float" office:value="247.12" calcext:value-type="float">
            <text:p>247.12</text:p>
          </table:table-cell>
          <table:table-cell table:formula="of:=[.F7]/[.E7]" office:value-type="percentage" office:value="0.97119276871684" calcext:value-type="percentage">
            <text:p>97.12%</text:p>
          </table:table-cell>
          <table:table-cell office:value-type="float" office:value="253.36" calcext:value-type="float">
            <text:p>253.36</text:p>
          </table:table-cell>
          <table:table-cell office:value-type="float" office:value="246.22" calcext:value-type="float">
            <text:p>246.22</text:p>
          </table:table-cell>
          <table:table-cell table:formula="of:=[.I7]/[.H7]" office:value-type="percentage" office:value="0.971818755920429" calcext:value-type="percentage">
            <text:p>97.18%</text:p>
          </table:table-cell>
          <table:table-cell office:value-type="float" office:value="82.54" calcext:value-type="float">
            <text:p>82.54</text:p>
          </table:table-cell>
          <table:table-cell office:value-type="float" office:value="79.13" calcext:value-type="float">
            <text:p>79.13</text:p>
          </table:table-cell>
          <table:table-cell table:formula="of:=[.L7]/[.K7]" office:value-type="percentage" office:value="0.958686697358856" calcext:value-type="percentage">
            <text:p>95.87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5</text:p>
          </table:table-cell>
          <table:table-cell office:value-type="float" office:value="175.03" calcext:value-type="float">
            <text:p>175.03</text:p>
          </table:table-cell>
          <table:table-cell office:value-type="float" office:value="172.84" calcext:value-type="float">
            <text:p>172.84</text:p>
          </table:table-cell>
          <table:table-cell table:formula="of:=[.C8]/[.B8]" office:value-type="percentage" office:value="0.987487859224133" calcext:value-type="percentage">
            <text:p>98.75%</text:p>
          </table:table-cell>
          <table:table-cell office:value-type="float" office:value="206.86" calcext:value-type="float">
            <text:p>206.86</text:p>
          </table:table-cell>
          <table:table-cell office:value-type="float" office:value="203.54" calcext:value-type="float">
            <text:p>203.54</text:p>
          </table:table-cell>
          <table:table-cell table:formula="of:=[.F8]/[.E8]" office:value-type="percentage" office:value="0.983950497921299" calcext:value-type="percentage">
            <text:p>98.40%</text:p>
          </table:table-cell>
          <table:table-cell office:value-type="float" office:value="206.29" calcext:value-type="float">
            <text:p>206.29</text:p>
          </table:table-cell>
          <table:table-cell office:value-type="float" office:value="203.16" calcext:value-type="float">
            <text:p>203.16</text:p>
          </table:table-cell>
          <table:table-cell table:formula="of:=[.I8]/[.H8]" office:value-type="percentage" office:value="0.984827185030782" calcext:value-type="percentage">
            <text:p>98.48%</text:p>
          </table:table-cell>
          <table:table-cell office:value-type="float" office:value="59.47" calcext:value-type="float">
            <text:p>59.47</text:p>
          </table:table-cell>
          <table:table-cell office:value-type="float" office:value="58.14" calcext:value-type="float">
            <text:p>58.14</text:p>
          </table:table-cell>
          <table:table-cell table:formula="of:=[.L8]/[.K8]" office:value-type="percentage" office:value="0.977635782747604" calcext:value-type="percentage">
            <text:p>97.7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6</text:p>
          </table:table-cell>
          <table:table-cell office:value-type="float" office:value="138.52" calcext:value-type="float">
            <text:p>138.52</text:p>
          </table:table-cell>
          <table:table-cell office:value-type="float" office:value="137.62" calcext:value-type="float">
            <text:p>137.62</text:p>
          </table:table-cell>
          <table:table-cell table:formula="of:=[.C9]/[.B9]" office:value-type="percentage" office:value="0.993502743286168" calcext:value-type="percentage">
            <text:p>99.35%</text:p>
          </table:table-cell>
          <table:table-cell office:value-type="float" office:value="171.1" calcext:value-type="float">
            <text:p>171.1</text:p>
          </table:table-cell>
          <table:table-cell office:value-type="float" office:value="169.6" calcext:value-type="float">
            <text:p>169.6</text:p>
          </table:table-cell>
          <table:table-cell table:formula="of:=[.F9]/[.E9]" office:value-type="percentage" office:value="0.991233196960842" calcext:value-type="percentage">
            <text:p>99.12%</text:p>
          </table:table-cell>
          <table:table-cell office:value-type="float" office:value="170.36" calcext:value-type="float">
            <text:p>170.36</text:p>
          </table:table-cell>
          <table:table-cell office:value-type="float" office:value="168.69" calcext:value-type="float">
            <text:p>168.69</text:p>
          </table:table-cell>
          <table:table-cell table:formula="of:=[.I9]/[.H9]" office:value-type="percentage" office:value="0.990197229396572" calcext:value-type="percentage">
            <text:p>99.02%</text:p>
          </table:table-cell>
          <table:table-cell office:value-type="float" office:value="43.88" calcext:value-type="float">
            <text:p>43.88</text:p>
          </table:table-cell>
          <table:table-cell office:value-type="float" office:value="43.29" calcext:value-type="float">
            <text:p>43.29</text:p>
          </table:table-cell>
          <table:table-cell table:formula="of:=[.L9]/[.K9]" office:value-type="percentage" office:value="0.986554238833181" calcext:value-type="percentage">
            <text:p>98.6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^-7</text:p>
          </table:table-cell>
          <table:table-cell office:value-type="float" office:value="112.86" calcext:value-type="float">
            <text:p>112.86</text:p>
          </table:table-cell>
          <table:table-cell office:value-type="float" office:value="112.39" calcext:value-type="float">
            <text:p>112.39</text:p>
          </table:table-cell>
          <table:table-cell table:formula="of:=[.C10]/[.B10]" office:value-type="percentage" office:value="0.995835548467127" calcext:value-type="percentage">
            <text:p>99.58%</text:p>
          </table:table-cell>
          <table:table-cell office:value-type="float" office:value="146.13" calcext:value-type="float">
            <text:p>146.13</text:p>
          </table:table-cell>
          <table:table-cell office:value-type="float" office:value="145.06" calcext:value-type="float">
            <text:p>145.06</text:p>
          </table:table-cell>
          <table:table-cell table:formula="of:=[.F10]/[.E10]" office:value-type="percentage" office:value="0.992677752685965" calcext:value-type="percentage">
            <text:p>99.27%</text:p>
          </table:table-cell>
          <table:table-cell office:value-type="float" office:value="145.95" calcext:value-type="float">
            <text:p>145.95</text:p>
          </table:table-cell>
          <table:table-cell office:value-type="float" office:value="144.91" calcext:value-type="float">
            <text:p>144.91</text:p>
          </table:table-cell>
          <table:table-cell table:formula="of:=[.I10]/[.H10]" office:value-type="percentage" office:value="0.992874272010963" calcext:value-type="percentage">
            <text:p>99.29%</text:p>
          </table:table-cell>
          <table:table-cell office:value-type="float" office:value="33.03" calcext:value-type="float">
            <text:p>33.03</text:p>
          </table:table-cell>
          <table:table-cell office:value-type="float" office:value="32.67" calcext:value-type="float">
            <text:p>32.67</text:p>
          </table:table-cell>
          <table:table-cell table:formula="of:=[.L10]/[.K10]" office:value-type="percentage" office:value="0.989100817438692" calcext:value-type="percentage">
            <text:p>98.91%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2:51:29.269130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21:51:58.853883108</meta:creation-date>
    <dc:date>2015-09-06T22:55:51.066684962</dc:date>
    <meta:editing-duration>PT9H54M7S</meta:editing-duration>
    <meta:editing-cycles>115</meta:editing-cycles>
    <meta:generator>LibreOffice/4.2.8.2$Linux_X86_64 LibreOffice_project/420m0$Build-2</meta:generator>
    <meta:document-statistic meta:table-count="2" meta:cell-count="1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inimum="3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 chart:link-data-style-to-source="true" chart:error-upper-range="Rewards.E3:Rewards.E9" chart:error-lower-range="Rewards.E3:Rewards.E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 chart:error-upper-range="Rewards.G3:Rewards.G9" chart:error-lower-range="Rewards.G3:Rewards.G9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23cm" svg:height="16.258cm" xlink:href=".." xlink:type="simple" chart:class="chart:line" chart:style-name="ch1">
        <chart:title svg:x="3.981cm" svg:y="0.461cm" chart:style-name="ch2">
          <text:p>Total Rewards vs Split Error(200 runs)</text:p>
        </chart:title>
        <chart:legend svg:x="12.382cm" svg:y="6.47cm" style:legend-expansion="custom" chartooo:width="2.156cm" chartooo:height="3.739cm" style:legend-expansion-aspect-ratio="0.576624765980209" chart:style-name="ch3"/>
        <chart:plot-area chart:style-name="ch4" table:cell-range-address="Rewards.A3:Rewards.B9 Rewards.A2:Rewards.B2 Rewards.D2:Rewards.D9 Rewards.F2:Rewards.F9 Rewards.H2:Rewards.H9" chart:data-source-has-labels="both" svg:x="0.314cm" svg:y="1.591cm" svg:width="15.095cm" svg:height="14.342cm">
          <chartooo:coordinate-region svg:x="1.491cm" svg:y="1.791cm" svg:width="13.506cm" svg:height="13.495cm"/>
          <chart:axis chart:dimension="x" chart:name="primary-x" chart:style-name="ch5" chartooo:axis-type="auto">
            <chartooo:date-scale/>
            <chart:categories table:cell-range-address="Rewards.A3:Rewards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wards.B3:Rewards.B9" chart:label-cell-address="Rewards.B2:Rewards.B2" chart:class="chart:line">
            <chart:data-point chart:repeated="7"/>
          </chart:series>
          <chart:series chart:style-name="ch9" chart:values-cell-range-address="Rewards.D3:Rewards.D9" chart:label-cell-address="Rewards.D2:Rewards.D2" chart:class="chart:line">
            <chart:data-point chart:repeated="7"/>
          </chart:series>
          <chart:series chart:style-name="ch10" chart:values-cell-range-address="Rewards.F3:Rewards.F9" chart:label-cell-address="Rewards.F2:Rewards.F2" chart:class="chart:line">
            <chart:data-point chart:repeated="7"/>
          </chart:series>
          <chart:series chart:style-name="ch11" chart:values-cell-range-address="Rewards.H3:Rewards.H9" chart:label-cell-address="Rewards.H2:Rewards.H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Rewards.B2:Rewards.B2</svg:desc>
                </draw:g>
              </table:table-cell>
              <table:table-cell office:value-type="string">
                <text:p>Any</text:p>
                <draw:g>
                  <svg:desc>Rewards.D2:Rewards.D2</svg:desc>
                </draw:g>
              </table:table-cell>
              <table:table-cell office:value-type="string">
                <text:p>Max</text:p>
                <draw:g>
                  <svg:desc>Rewards.F2:Rewards.F2</svg:desc>
                </draw:g>
              </table:table-cell>
              <table:table-cell office:value-type="string">
                <text:p>QDT</text:p>
                <draw:g>
                  <svg:desc>Rewards.H2:Reward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Rewards.A3:Rewards.A9</svg:desc>
                </draw:g>
              </table:table-cell>
              <table:table-cell office:value-type="float" office:value="42776.87">
                <text:p>42776.87</text:p>
                <draw:g>
                  <svg:desc>Rewards.B3:Rewards.B9</svg:desc>
                </draw:g>
              </table:table-cell>
              <table:table-cell office:value-type="float" office:value="43177.93">
                <text:p>43177.93</text:p>
                <draw:g>
                  <svg:desc>Rewards.D3:Rewards.D9</svg:desc>
                </draw:g>
              </table:table-cell>
              <table:table-cell office:value-type="float" office:value="43596.28">
                <text:p>43596.28</text:p>
                <draw:g>
                  <svg:desc>Rewards.F3:Rewards.F9</svg:desc>
                </draw:g>
              </table:table-cell>
              <table:table-cell office:value-type="float" office:value="32953.15">
                <text:p>32953.15</text:p>
                <draw:g>
                  <svg:desc>Rewards.H3:Rewards.H9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47174.59">
                <text:p>47174.59</text:p>
              </table:table-cell>
              <table:table-cell office:value-type="float" office:value="47624.88">
                <text:p>47624.88</text:p>
              </table:table-cell>
              <table:table-cell office:value-type="float" office:value="47644.06">
                <text:p>47644.06</text:p>
              </table:table-cell>
              <table:table-cell office:value-type="float" office:value="34415.85">
                <text:p>34415.85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48217.02">
                <text:p>48217.02</text:p>
              </table:table-cell>
              <table:table-cell office:value-type="float" office:value="48680.05">
                <text:p>48680.05</text:p>
              </table:table-cell>
              <table:table-cell office:value-type="float" office:value="48663.91">
                <text:p>48663.91</text:p>
              </table:table-cell>
              <table:table-cell office:value-type="float" office:value="35677.83">
                <text:p>35677.83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47718.99">
                <text:p>47718.99</text:p>
              </table:table-cell>
              <table:table-cell office:value-type="float" office:value="47926.46">
                <text:p>47926.46</text:p>
              </table:table-cell>
              <table:table-cell office:value-type="float" office:value="48108.08">
                <text:p>48108.08</text:p>
              </table:table-cell>
              <table:table-cell office:value-type="float" office:value="35730.12">
                <text:p>35730.12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47258.49">
                <text:p>47258.49</text:p>
              </table:table-cell>
              <table:table-cell office:value-type="float" office:value="47128.31">
                <text:p>47128.31</text:p>
              </table:table-cell>
              <table:table-cell office:value-type="float" office:value="47320.21">
                <text:p>47320.21</text:p>
              </table:table-cell>
              <table:table-cell office:value-type="float" office:value="34752.75">
                <text:p>34752.75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46656.19">
                <text:p>46656.19</text:p>
              </table:table-cell>
              <table:table-cell office:value-type="float" office:value="46259.54">
                <text:p>46259.54</text:p>
              </table:table-cell>
              <table:table-cell office:value-type="float" office:value="46452.21">
                <text:p>46452.21</text:p>
              </table:table-cell>
              <table:table-cell office:value-type="float" office:value="34193.14">
                <text:p>34193.14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46304.48">
                <text:p>46304.48</text:p>
              </table:table-cell>
              <table:table-cell office:value-type="float" office:value="45643.86">
                <text:p>45643.86</text:p>
              </table:table-cell>
              <table:table-cell office:value-type="float" office:value="45799.54">
                <text:p>45799.54</text:p>
              </table:table-cell>
              <table:table-cell office:value-type="float" office:value="32001.79">
                <text:p>32001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6.494cm" svg:y="0.359cm" chart:style-name="ch2">
          <text:p>Total Splits vs Split Error (200 runs)</text:p>
        </chart:title>
        <chart:legend svg:x="16.026cm" svg:y="2.303cm" style:legend-expansion="custom" chartooo:width="3.066cm" chartooo:height="2.841cm" style:legend-expansion-aspect-ratio="1.0791974656811" chart:style-name="ch3"/>
        <chart:plot-area chart:style-name="ch4" table:cell-range-address="Splits.A4:Splits.B10 Splits.B2:Splits.B2 Splits.E2:Splits.E2 Splits.E4:Splits.E10 Splits.H2:Splits.H2 Splits.H4:Splits.H10 Splits.K2:Splits.K2 Splits.K4:Splits.K10" chart:data-source-has-labels="both" svg:x="0.404cm" svg:y="1.387cm" svg:width="19.439cm" svg:height="9.553cm">
          <chartooo:coordinate-region svg:x="1.211cm" svg:y="1.586cm" svg:width="18.22cm" svg:height="8.70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B4:Splits.B10" chart:label-cell-address="Splits.B2:Splits.B2" chart:class="chart:line">
            <chart:data-point chart:repeated="7"/>
          </chart:series>
          <chart:series chart:style-name="ch8" chart:values-cell-range-address="Splits.E4:Splits.E10" chart:label-cell-address="Splits.E2:Splits.E2" chart:class="chart:line">
            <chart:data-point chart:repeated="7"/>
          </chart:series>
          <chart:series chart:style-name="ch9" chart:values-cell-range-address="Splits.H4:Splits.H10" chart:label-cell-address="Splits.H2:Splits.H2" chart:class="chart:line">
            <chart:data-point chart:repeated="7"/>
          </chart:series>
          <chart:series chart:style-name="ch10" chart:values-cell-range-address="Splits.K4:Splits.K10" chart:label-cell-address="Splits.K2:Splits.K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544.55">
                <text:p>544.55</text:p>
                <draw:g>
                  <svg:desc>Splits.B4:Splits.B10</svg:desc>
                </draw:g>
              </table:table-cell>
              <table:table-cell office:value-type="float" office:value="605.26">
                <text:p>605.26</text:p>
                <draw:g>
                  <svg:desc>Splits.E4:Splits.E10</svg:desc>
                </draw:g>
              </table:table-cell>
              <table:table-cell office:value-type="float" office:value="607.02">
                <text:p>607.02</text:p>
                <draw:g>
                  <svg:desc>Splits.H4:Splits.H10</svg:desc>
                </draw:g>
              </table:table-cell>
              <table:table-cell office:value-type="float" office:value="219.89">
                <text:p>219.89</text:p>
                <draw:g>
                  <svg:desc>Splits.K4:Splits.K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426.99">
                <text:p>426.99</text:p>
              </table:table-cell>
              <table:table-cell office:value-type="float" office:value="460.69">
                <text:p>460.69</text:p>
              </table:table-cell>
              <table:table-cell office:value-type="float" office:value="459.13">
                <text:p>459.13</text:p>
              </table:table-cell>
              <table:table-cell office:value-type="float" office:value="162.93">
                <text:p>162.93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307.86">
                <text:p>307.86</text:p>
              </table:table-cell>
              <table:table-cell office:value-type="float" office:value="331.9">
                <text:p>331.9</text:p>
              </table:table-cell>
              <table:table-cell office:value-type="float" office:value="332.54">
                <text:p>332.54</text:p>
              </table:table-cell>
              <table:table-cell office:value-type="float" office:value="114.49">
                <text:p>114.49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7.12">
                <text:p>227.12</text:p>
              </table:table-cell>
              <table:table-cell office:value-type="float" office:value="254.45">
                <text:p>254.45</text:p>
              </table:table-cell>
              <table:table-cell office:value-type="float" office:value="253.36">
                <text:p>253.36</text:p>
              </table:table-cell>
              <table:table-cell office:value-type="float" office:value="82.54">
                <text:p>82.54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5.03">
                <text:p>175.03</text:p>
              </table:table-cell>
              <table:table-cell office:value-type="float" office:value="206.86">
                <text:p>206.86</text:p>
              </table:table-cell>
              <table:table-cell office:value-type="float" office:value="206.29">
                <text:p>206.29</text:p>
              </table:table-cell>
              <table:table-cell office:value-type="float" office:value="59.47">
                <text:p>59.47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8.52">
                <text:p>138.52</text:p>
              </table:table-cell>
              <table:table-cell office:value-type="float" office:value="171.1">
                <text:p>171.1</text:p>
              </table:table-cell>
              <table:table-cell office:value-type="float" office:value="170.36">
                <text:p>170.36</text:p>
              </table:table-cell>
              <table:table-cell office:value-type="float" office:value="43.88">
                <text:p>43.88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86">
                <text:p>112.86</text:p>
              </table:table-cell>
              <table:table-cell office:value-type="float" office:value="146.13">
                <text:p>146.13</text:p>
              </table:table-cell>
              <table:table-cell office:value-type="float" office:value="145.95">
                <text:p>145.95</text:p>
              </table:table-cell>
              <table:table-cell office:value-type="float" office:value="33.03">
                <text:p>33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7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47cm" svg:height="11.163cm" xlink:href=".." xlink:type="simple" chart:class="chart:line" chart:style-name="ch1">
        <chart:title svg:x="5.952cm" svg:y="0.359cm" chart:style-name="ch2">
          <text:p>% Wanted Splits vs Split Error (200 runs)</text:p>
        </chart:title>
        <chart:legend svg:x="15.944cm" svg:y="6.705cm" style:legend-expansion="custom" chartooo:width="3.066cm" chartooo:height="2.841cm" style:legend-expansion-aspect-ratio="1.0791974656811" chart:style-name="ch3"/>
        <chart:plot-area chart:style-name="ch4" table:cell-range-address="Splits.A4:Splits.A10 Splits.B2:Splits.B2 Splits.D4:Splits.D10 Splits.E2:Splits.E2 Splits.G4:Splits.G10 Splits.H2:Splits.H2 Splits.J4:Splits.J10 Splits.K2:Splits.K2 Splits.M4:Splits.M10" chart:data-source-has-labels="both" svg:x="0.404cm" svg:y="1.387cm" svg:width="19.439cm" svg:height="9.553cm">
          <chartooo:coordinate-region svg:x="2.004cm" svg:y="1.586cm" svg:width="17.427cm" svg:height="8.70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plits.D4:Splits.D10" chart:label-cell-address="Splits.B2:Splits.B2" chart:class="chart:line">
            <chart:data-point chart:repeated="7"/>
          </chart:series>
          <chart:series chart:style-name="ch9" chart:values-cell-range-address="Splits.G4:Splits.G10" chart:label-cell-address="Splits.E2:Splits.E2" chart:class="chart:line">
            <chart:data-point chart:repeated="7"/>
          </chart:series>
          <chart:series chart:style-name="ch10" chart:values-cell-range-address="Splits.J4:Splits.J10" chart:label-cell-address="Splits.H2:Splits.H2" chart:class="chart:line">
            <chart:data-point chart:repeated="7"/>
          </chart:series>
          <chart:series chart:style-name="ch11" chart:values-cell-range-address="Splits.M4:Splits.M10" chart:label-cell-address="Splits.K2:Splits.K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0.739674960976954">
                <text:p>0.739674960976954</text:p>
                <draw:g>
                  <svg:desc>Splits.D4:Splits.D10</svg:desc>
                </draw:g>
              </table:table-cell>
              <table:table-cell office:value-type="float" office:value="0.69366883653306">
                <text:p>0.69366883653306</text:p>
                <draw:g>
                  <svg:desc>Splits.G4:Splits.G10</svg:desc>
                </draw:g>
              </table:table-cell>
              <table:table-cell office:value-type="float" office:value="0.693667424467069">
                <text:p>0.693667424467069</text:p>
                <draw:g>
                  <svg:desc>Splits.J4:Splits.J10</svg:desc>
                </draw:g>
              </table:table-cell>
              <table:table-cell office:value-type="float" office:value="0.696302696802947">
                <text:p>0.696302696802947</text:p>
                <draw:g>
                  <svg:desc>Splits.M4:Splits.M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0.855406449799761">
                <text:p>0.855406449799761</text:p>
              </table:table-cell>
              <table:table-cell office:value-type="float" office:value="0.835377368729514">
                <text:p>0.835377368729514</text:p>
              </table:table-cell>
              <table:table-cell office:value-type="float" office:value="0.83168165878945">
                <text:p>0.83168165878945</text:p>
              </table:table-cell>
              <table:table-cell office:value-type="float" office:value="0.815135334192598">
                <text:p>0.815135334192598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0.93773143636718">
                <text:p>0.93773143636718</text:p>
              </table:table-cell>
              <table:table-cell office:value-type="float" office:value="0.933865622175354">
                <text:p>0.933865622175354</text:p>
              </table:table-cell>
              <table:table-cell office:value-type="float" office:value="0.935406266915258">
                <text:p>0.935406266915258</text:p>
              </table:table-cell>
              <table:table-cell office:value-type="float" office:value="0.91553847497598">
                <text:p>0.91553847497598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0.975211342021839">
                <text:p>0.975211342021839</text:p>
              </table:table-cell>
              <table:table-cell office:value-type="float" office:value="0.97119276871684">
                <text:p>0.97119276871684</text:p>
              </table:table-cell>
              <table:table-cell office:value-type="float" office:value="0.971818755920429">
                <text:p>0.971818755920429</text:p>
              </table:table-cell>
              <table:table-cell office:value-type="float" office:value="0.958686697358856">
                <text:p>0.958686697358856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0.987487859224133">
                <text:p>0.987487859224133</text:p>
              </table:table-cell>
              <table:table-cell office:value-type="float" office:value="0.983950497921299">
                <text:p>0.983950497921299</text:p>
              </table:table-cell>
              <table:table-cell office:value-type="float" office:value="0.984827185030782">
                <text:p>0.984827185030782</text:p>
              </table:table-cell>
              <table:table-cell office:value-type="float" office:value="0.977635782747604">
                <text:p>0.97763578274760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0.993502743286168">
                <text:p>0.993502743286168</text:p>
              </table:table-cell>
              <table:table-cell office:value-type="float" office:value="0.991233196960842">
                <text:p>0.991233196960842</text:p>
              </table:table-cell>
              <table:table-cell office:value-type="float" office:value="0.990197229396572">
                <text:p>0.990197229396572</text:p>
              </table:table-cell>
              <table:table-cell office:value-type="float" office:value="0.986554238833181">
                <text:p>0.986554238833181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0.995835548467127">
                <text:p>0.995835548467127</text:p>
              </table:table-cell>
              <table:table-cell office:value-type="float" office:value="0.992677752685965">
                <text:p>0.992677752685965</text:p>
              </table:table-cell>
              <table:table-cell office:value-type="float" office:value="0.992874272010963">
                <text:p>0.992874272010963</text:p>
              </table:table-cell>
              <table:table-cell office:value-type="float" office:value="0.989100817438692">
                <text:p>0.989100817438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ffffff" draw:fill="solid" draw:fill-color="#fffff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42cm" svg:height="11.11cm" xlink:href=".." xlink:type="simple" chart:class="chart:line" chart:style-name="ch1">
        <chart:title svg:x="7.399cm" svg:y="0.358cm" chart:style-name="ch2">
          <text:p>Wanted Splits vs Split Error</text:p>
        </chart:title>
        <chart:legend svg:x="16.546cm" svg:y="1.769cm" style:legend-expansion="custom" chartooo:width="2.878cm" chartooo:height="2.155cm" style:legend-expansion-aspect-ratio="1.33549883990719" chart:style-name="ch3"/>
        <chart:plot-area chart:style-name="ch4" table:cell-range-address="Splits.A4:Splits.A10 Splits.B2:Splits.B2 Splits.C4:Splits.C10 Splits.E2:Splits.E2 Splits.F4:Splits.F10 Splits.H2:Splits.H2 Splits.I4:Splits.I10 Splits.K2:Splits.K2 Splits.L4:Splits.L10" chart:data-source-has-labels="both" svg:x="0.408cm" svg:y="1.385cm" svg:width="19.626cm" svg:height="9.503cm">
          <chartooo:coordinate-region svg:x="1.215cm" svg:y="1.584cm" svg:width="18.407cm" svg:height="8.657cm"/>
          <chart:axis chart:dimension="x" chart:name="primary-x" chart:style-name="ch5" chartooo:axis-type="auto">
            <chartooo:date-scale/>
            <chart:categories table:cell-range-address="Splits.A4:Splits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plits.C4:Splits.C10" chart:label-cell-address="Splits.B2:Splits.B2" chart:class="chart:line">
            <chart:data-point chart:repeated="7"/>
          </chart:series>
          <chart:series chart:style-name="ch8" chart:values-cell-range-address="Splits.F4:Splits.F10" chart:label-cell-address="Splits.E2:Splits.E2" chart:class="chart:line">
            <chart:data-point chart:repeated="7"/>
          </chart:series>
          <chart:series chart:style-name="ch9" chart:values-cell-range-address="Splits.I4:Splits.I10" chart:label-cell-address="Splits.H2:Splits.H2" chart:class="chart:line">
            <chart:data-point chart:repeated="7"/>
          </chart:series>
          <chart:series chart:style-name="ch10" chart:values-cell-range-address="Splits.L4:Splits.L10" chart:label-cell-address="Splits.K2:Splits.K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</text:p>
                <draw:g>
                  <svg:desc>Splits.B2:Splits.B2</svg:desc>
                </draw:g>
              </table:table-cell>
              <table:table-cell office:value-type="string">
                <text:p>Any</text:p>
                <draw:g>
                  <svg:desc>Splits.E2:Splits.E2</svg:desc>
                </draw:g>
              </table:table-cell>
              <table:table-cell office:value-type="string">
                <text:p>Max</text:p>
                <draw:g>
                  <svg:desc>Splits.H2:Splits.H2</svg:desc>
                </draw:g>
              </table:table-cell>
              <table:table-cell office:value-type="string">
                <text:p>QDT</text:p>
                <draw:g>
                  <svg:desc>Splits.K2:Splits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^-1</text:p>
                <draw:g>
                  <svg:desc>Splits.A4:Splits.A10</svg:desc>
                </draw:g>
              </table:table-cell>
              <table:table-cell office:value-type="float" office:value="402.79">
                <text:p>402.79</text:p>
                <draw:g>
                  <svg:desc>Splits.C4:Splits.C10</svg:desc>
                </draw:g>
              </table:table-cell>
              <table:table-cell office:value-type="float" office:value="419.85">
                <text:p>419.85</text:p>
                <draw:g>
                  <svg:desc>Splits.F4:Splits.F10</svg:desc>
                </draw:g>
              </table:table-cell>
              <table:table-cell office:value-type="float" office:value="421.07">
                <text:p>421.07</text:p>
                <draw:g>
                  <svg:desc>Splits.I4:Splits.I10</svg:desc>
                </draw:g>
              </table:table-cell>
              <table:table-cell office:value-type="float" office:value="153.11">
                <text:p>153.11</text:p>
                <draw:g>
                  <svg:desc>Splits.L4:Splits.L10</svg:desc>
                </draw:g>
              </table:table-cell>
            </table:table-row>
            <table:table-row>
              <table:table-cell office:value-type="string">
                <text:p>10^-2</text:p>
              </table:table-cell>
              <table:table-cell office:value-type="float" office:value="365.25">
                <text:p>365.25</text:p>
              </table:table-cell>
              <table:table-cell office:value-type="float" office:value="384.85">
                <text:p>384.85</text:p>
              </table:table-cell>
              <table:table-cell office:value-type="float" office:value="381.85">
                <text:p>381.85</text:p>
              </table:table-cell>
              <table:table-cell office:value-type="float" office:value="132.81">
                <text:p>132.81</text:p>
              </table:table-cell>
            </table:table-row>
            <table:table-row>
              <table:table-cell office:value-type="string">
                <text:p>10^-3</text:p>
              </table:table-cell>
              <table:table-cell office:value-type="float" office:value="288.69">
                <text:p>288.69</text:p>
              </table:table-cell>
              <table:table-cell office:value-type="float" office:value="309.95">
                <text:p>309.95</text:p>
              </table:table-cell>
              <table:table-cell office:value-type="float" office:value="311.06">
                <text:p>311.06</text:p>
              </table:table-cell>
              <table:table-cell office:value-type="float" office:value="104.82">
                <text:p>104.82</text:p>
              </table:table-cell>
            </table:table-row>
            <table:table-row>
              <table:table-cell office:value-type="string">
                <text:p>10^-4</text:p>
              </table:table-cell>
              <table:table-cell office:value-type="float" office:value="221.49">
                <text:p>221.49</text:p>
              </table:table-cell>
              <table:table-cell office:value-type="float" office:value="247.12">
                <text:p>247.12</text:p>
              </table:table-cell>
              <table:table-cell office:value-type="float" office:value="246.22">
                <text:p>246.22</text:p>
              </table:table-cell>
              <table:table-cell office:value-type="float" office:value="79.13">
                <text:p>79.13</text:p>
              </table:table-cell>
            </table:table-row>
            <table:table-row>
              <table:table-cell office:value-type="string">
                <text:p>10^-5</text:p>
              </table:table-cell>
              <table:table-cell office:value-type="float" office:value="172.84">
                <text:p>172.84</text:p>
              </table:table-cell>
              <table:table-cell office:value-type="float" office:value="203.54">
                <text:p>203.54</text:p>
              </table:table-cell>
              <table:table-cell office:value-type="float" office:value="203.16">
                <text:p>203.16</text:p>
              </table:table-cell>
              <table:table-cell office:value-type="float" office:value="58.14">
                <text:p>58.14</text:p>
              </table:table-cell>
            </table:table-row>
            <table:table-row>
              <table:table-cell office:value-type="string">
                <text:p>10^-6</text:p>
              </table:table-cell>
              <table:table-cell office:value-type="float" office:value="137.62">
                <text:p>137.62</text:p>
              </table:table-cell>
              <table:table-cell office:value-type="float" office:value="169.6">
                <text:p>169.6</text:p>
              </table:table-cell>
              <table:table-cell office:value-type="float" office:value="168.69">
                <text:p>168.69</text:p>
              </table:table-cell>
              <table:table-cell office:value-type="float" office:value="43.29">
                <text:p>43.29</text:p>
              </table:table-cell>
            </table:table-row>
            <table:table-row>
              <table:table-cell office:value-type="string">
                <text:p>10^-7</text:p>
              </table:table-cell>
              <table:table-cell office:value-type="float" office:value="112.39">
                <text:p>112.39</text:p>
              </table:table-cell>
              <table:table-cell office:value-type="float" office:value="145.06">
                <text:p>145.06</text:p>
              </table:table-cell>
              <table:table-cell office:value-type="float" office:value="144.91">
                <text:p>144.91</text:p>
              </table:table-cell>
              <table:table-cell office:value-type="float" office:value="32.67">
                <text:p>32.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